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b51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62b51" officeooo:paragraph-rsid="00062b51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62b51" officeooo:paragraph-rsid="0006bda3"/>
    </style:style>
    <style:style style:name="P4" style:family="paragraph" style:parent-style-name="Standard">
      <style:paragraph-properties fo:text-align="justify" style:justify-single-word="false"/>
      <style:text-properties officeooo:rsid="00073370" officeooo:paragraph-rsid="00073370"/>
    </style:style>
    <style:style style:name="P5" style:family="paragraph" style:parent-style-name="Standard">
      <style:paragraph-properties fo:text-align="justify" style:justify-single-word="false"/>
      <style:text-properties officeooo:paragraph-rsid="00073370"/>
    </style:style>
    <style:style style:name="P6" style:family="paragraph" style:parent-style-name="Title">
      <style:text-properties officeooo:paragraph-rsid="000a4d4b"/>
    </style:style>
    <style:style style:name="T1" style:family="text">
      <style:text-properties officeooo:rsid="0006bda3"/>
    </style:style>
    <style:style style:name="T2" style:family="text">
      <style:text-properties officeooo:rsid="00073370"/>
    </style:style>
    <style:style style:name="T3" style:family="text">
      <style:text-properties officeooo:rsid="0009298a"/>
    </style:style>
    <style:style style:name="T4" style:family="text">
      <style:text-properties officeooo:rsid="000967c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CURSO INFORMÁTIC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soft-page-break/></text:p>
      <text:p text:style-name="Title"/>
      <text:p text:style-name="Title"/>
      <text:p text:style-name="Title"/>
      <text:p text:style-name="Title"/>
      <text:p text:style-name="Title"/>
      <text:p text:style-name="P1"/>
      <text:p text:style-name="Subtitle"><text:alphabetical-index-mark-start text:id="IMark2102091779704"/><text:alphabetical-index-mark-start text:id="IMark2102091781432"/><text:alphabetical-index-mark-start text:id="IMark2102091782104"/>APRESENTAÇÃO<text:alphabetical-index-mark-end text:id="IMark2102091782104"/><text:alphabetical-index-mark-end text:id="IMark2102091781432"/><text:alphabetical-index-mark-end text:id="IMark2102091779704"/></text:p>
      <text:p text:style-name="Subtitle"/>
      <text:p text:style-name="P4"><text:tab/>Este material foi cuidadosamente preparado com o objetivo de fornecer conhecimentos básicos do Curso de Informática básica. O nosso trabalho será apresentado na plataforma Windows 10 pelo fato de ser mais utilizada pelas pessoas comuns, ser de fácil acesso e simples utilização.</text:p>
      <text:p text:style-name="P4"/>
      <text:p text:style-name="P4">É indiscutível a importância da informática nos dias atuais. Os computadores <text:span text:style-name="T3">r</text:span>evolucionaram a vida cotidiana, tornaram-se uma ferramenta que melhora a produtividade, processa dados diversos e provê comunicação entre as pessoas. Enfim, a informática permeia a vida de todos, mesmo daqueles que não têm conhecimento disso. É imprescindível a constante atualização e aprendizado para a utilização das ferramentas de informática de última geração.</text:p>
      <text:p text:style-name="P4">Percebe-se que é grande o número de pessoas com dificuldade na área de computação ou que não tem conhecimento algum sobre a utilização de uma ferramenta de informática, desenvolvendo uma espécie de aversão ou mesmo fobia ao se deparar com um computador. Neste contexto, apresentamos o livro de Informática Básica que tem como objetivo principal a inclusão digital dos alunos e serve como material didático e de orientação para o estudante utilizar um computador.</text:p>
      <text:p text:style-name="P5"><text:span text:style-name="T2">Ademais foi observada uma carência em material didático específico para a Educação Profissional e Tecnológica, seja de adultos, adultos jovens ou jovens, na área de informática básica. Este material difere em sua essência dos livros e bibliografias da área, pois atende as necessidades dos alunos com a didática adequada e, principalmente, com a dinâmica das aulas de Informática Básica em Cursos Técnicos e de Formação Inicial e Continuada (FIC). Est</text:span><text:span text:style-name="T4">a</text:span><text:span text:style-name="T2"> </text:span><text:span text:style-name="T4">apostila</text:span><text:span text:style-name="T2"> tem a função de auxiliar o aluno no acompanhamento das aulas, sendo um importante recurso para aqueles que não têm computador em casa, não têm acesso à Internet, trabalham o dia inteiro e, muitas vezes, só têm disponível o tempo de deslocamento do trabalho à escola para estudar.</text:span></text:p>
      <text:p text:style-name="P4"/>
      <text:p text:style-name="Subtitle">OBJETIVO</text:p>
      <text:list xml:id="list3919535519" text:style-name="L1">
        <text:list-item>
          <text:p text:style-name="P2">Fornecer conhecimento ao aluno sobre como surgiu a informática.</text:p>
        </text:list-item>
        <text:list-item>
          <text:p text:style-name="P2"><text:soft-page-break/>Fornecer conhecimento ao aluno sobre os computadores e seus componentes.</text:p>
        </text:list-item>
        <text:list-item>
          <text:p text:style-name="P2">Fornecer conhecimento ao aluno <text:span text:style-name="T1">como surgiu a internet.</text:span></text:p>
        </text:list-item>
        <text:list-item>
          <text:p text:style-name="P3">Fornecer conhecimento ao aluno <text:span text:style-name="T1">sobre sistemas operacionais(SO).</text:span></text:p>
        </text:list-item>
        <text:list-item>
          <text:p text:style-name="P3">Fornecer conhecimento ao aluno <text:span text:style-name="T1">sobre pacotes offic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8T10:58:18.125000000</meta:creation-date>
    <dc:date>2021-07-19T00:03:12.003000000</dc:date>
    <meta:editing-duration>PT11H18M26S</meta:editing-duration>
    <meta:editing-cycles>1</meta:editing-cycles>
    <meta:document-statistic meta:table-count="0" meta:image-count="0" meta:object-count="0" meta:page-count="4" meta:paragraph-count="13" meta:word-count="349" meta:character-count="2287" meta:non-whitespace-character-count="1955"/>
    <meta:generator>LibreOffice/7.0.2.2$Windows_X86_64 LibreOffice_project/8349ace3c3162073abd90d81fd06dcfb6b36b994</meta:generator>
  </office:meta>
</office:document-meta>
</file>